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3.0209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972f" style:text-align-source="fix" style:repeat-content="false" fo:wrap-option="wrap" fo:border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356911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14" style:family="table-cell" style:parent-style-name="Default" style:data-style-name="N0">
      <style:table-cell-properties fo:border="0.06pt solid #000000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dee6e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ackground-color="#dee6ef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84" style:family="table-cell" style:parent-style-name="Default" style:data-style-name="N0">
      <style:table-cell-properties fo:background-color="#dee6ef" style:text-align-source="fix" style:repeat-content="false" fo:wrap-option="wrap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85" style:family="table-cell" style:parent-style-name="Default" style:data-style-name="N0">
      <style:table-cell-properties fo:border-bottom="0.06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/>
      <style:map style:condition="cell-content()=&quot;Non-Compliant&quot;" style:apply-style-name="cf6" style:base-cell-address="'DATE_(YY-MM-DD)'.D8"/>
      <style:map style:condition="cell-content()=&quot;Exception Rejected&quot;" style:apply-style-name="cf4" style:base-cell-address="'DATE_(YY-MM-DD)'.D8"/>
      <style:map style:condition="cell-content()=&quot;Compliance Expected&quot;" style:apply-style-name="cf1" style:base-cell-address="'DATE_(YY-MM-DD)'.D8"/>
      <style:map style:condition="cell-content()=&quot;Exception Granted&quot;" style:apply-style-name="cf3" style:base-cell-address="'DATE_(YY-MM-DD)'.D8"/>
      <style:map style:condition="cell-content()=&quot;Compliant&quot;" style:apply-style-name="cf2" style:base-cell-address="'DATE_(YY-MM-DD)'.D8"/>
      <style:map style:condition="cell-content()=&quot;Not-Applicable&quot;" style:apply-style-name="cf7" style:base-cell-address="'DATE_(YY-MM-DD)'.D8"/>
      <style:map style:condition="cell-content()=&quot;Exception Requested&quot;" style:apply-style-name="cf5" style:base-cell-address="'DATE_(YY-MM-DD)'.D8"/>
    </style:style>
    <style:style style:name="ce21" style:family="table-cell" style:parent-style-name="Default" style:data-style-name="N0">
      <style:table-cell-properties fo:background-color="#dee6ef"/>
    </style:style>
    <style:style style:name="ce25" style:family="table-cell" style:parent-style-name="Default" style:data-style-name="N0">
      <style:table-cell-properties fo:border-bottom="0.06pt solid #000000" fo:background-color="#dee6ef" fo:border-left="none" fo:border-right="none" fo:border-top="none"/>
    </style:style>
    <style:style style:name="ce16" style:family="table-cell" style:parent-style-name="Default" style:data-style-name="N0">
      <style:table-cell-properties fo:background-color="#dee6ef" fo:border="0.06pt solid #000000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dee6ef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dee6e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_(YY-MM-DD)'.A1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_(YY-MM-DD)'.A1">
          <table:error-message table:message-type="stop" table:display="true"/>
        </table:content-validation>
      </table:content-validations>
      <table:table table:name="DATE_(YY-MM-DD)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5" table:default-cell-style-name="ce19"/>
        <table:table-column table:style-name="co7" table:number-columns-repeated="16377" table:default-cell-style-name="ce19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1" office:value-type="string" calcext:value-type="string" table:number-columns-spanned="1" table:number-rows-spanned="5">
            <text:p>Requirement</text:p>
          </table:table-cell>
          <table:table-cell table:style-name="ce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3"/>
          <table:table-cell table:number-columns-repeated="16377"/>
        </table:table-row>
        <table:table-row table:style-name="ro1">
          <table:covered-table-cell table:number-columns-repeated="3" table:style-name="ce13"/>
          <table:table-cell table:style-name="ce33" office:value-type="string" calcext:value-type="string" table:number-columns-spanned="1" table:number-rows-spanned="3">
            <text:p>Name:</text:p>
          </table:table-cell>
          <table:table-cell table:style-name="ce34" office:value-type="string" calcext:value-type="string" table:number-columns-spanned="1" table:number-rows-spanned="3">
            <text:p>[Insert Supplier Name Here]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36" office:value-type="string" calcext:value-type="string" table:number-columns-spanned="1" table:number-rows-spanned="3">
            <text:p>[Insert Tournament Representative Name Here]</text:p>
          </table:table-cell>
          <table:table-cell table:number-columns-repeated="16377"/>
        </table:table-row>
        <table:table-row table:style-name="ro1">
          <table:covered-table-cell table:number-columns-repeated="7" table:style-name="ce13"/>
          <table:table-cell table:number-columns-repeated="16377"/>
        </table:table-row>
        <table:table-row table:style-name="ro1">
          <table:covered-table-cell table:number-columns-repeated="7" table:style-name="ce13"/>
          <table:table-cell table:number-columns-repeated="16377"/>
        </table:table-row>
        <table:table-row table:style-name="ro1">
          <table:covered-table-cell table:number-columns-repeated="3" table:style-name="ce13"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6377"/>
        </table:table-row>
        <table:table-row table:style-name="ro2">
          <table:table-cell table:style-name="ce4" table:number-columns-repeated="3"/>
          <table:table-cell table:style-name="ce37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3"/>
          <table:table-cell table:style-name="ce38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5" office:value-type="string" calcext:value-type="string">
            <text:p>CSRM-AK-07</text:p>
          </table:table-cell>
          <table:table-cell table:style-name="Default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Land Configur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Elev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5.A</text:p>
          </table:table-cell>
          <table:table-cell table:style-name="ce12" office:value-type="string" calcext:value-type="string">
            <text:p>Lake Shor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5.B</text:p>
          </table:table-cell>
          <table:table-cell table:style-name="ce12" office:value-type="string" calcext:value-type="string">
            <text:p>Forest Arrangemen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/>
          <table:table-cell table:style-name="ce11" office:value-type="string" calcext:value-type="string">
            <text:p>6.A</text:p>
          </table:table-cell>
          <table:table-cell table:style-name="ce12" office:value-type="string" calcext:value-type="string">
            <text:p>Starting Uni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0" table:number-columns-repeated="3"/>
          <table:table-cell table:style-name="ce71" table:content-validation-name="val1"/>
          <table:table-cell/>
          <table:table-cell table:style-name="ce84" table:content-validation-name="val2"/>
          <table:table-cell table:style-name="ce21"/>
          <table:table-cell table:number-columns-repeated="16377"/>
        </table:table-row>
        <table:table-row table:style-name="ro1">
          <table:table-cell table:style-name="ce5" office:value-type="string" calcext:value-type="string">
            <text:p>GSRM-AK-002</text:p>
          </table:table-cell>
          <table:table-cell table:style-name="ce5" table:number-columns-repeated="2"/>
          <table:table-cell table:style-name="ce72" table:content-validation-name="val1"/>
          <table:table-cell table:style-name="ce23"/>
          <table:table-cell table:style-name="ce85" table:content-validation-name="val2"/>
          <table:table-cell table:style-name="ce25"/>
          <table:table-cell table:number-columns-repeated="16377"/>
        </table:table-row>
        <table:table-row table:style-name="ro1">
          <table:table-cell table:style-name="ce2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“Competitivity” 100 Minimum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ce Expected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27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Alaskan Appearanc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tarting Scou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A</text:p>
          </table:table-cell>
          <table:table-cell table:style-name="ce12" office:value-type="string" calcext:value-type="string">
            <text:p>Bear Statistic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B</text:p>
          </table:table-cell>
          <table:table-cell table:style-name="ce12" office:value-type="string" calcext:value-type="string">
            <text:p>Bear Behavior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C</text:p>
          </table:table-cell>
          <table:table-cell table:style-name="ce12" office:value-type="string" calcext:value-type="string">
            <text:p>Bear Spacing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Default"/>
          <table:table-cell table:style-name="ce11" office:value-type="string" calcext:value-type="string">
            <text:p>8.D</text:p>
          </table:table-cell>
          <table:table-cell table:style-name="ce12" office:value-type="string" calcext:value-type="string">
            <text:p>No Unmodded Bear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Default"/>
          <table:table-cell table:style-name="ce11" office:value-type="string" calcext:value-type="string">
            <text:p>8.E</text:p>
          </table:table-cell>
          <table:table-cell table:style-name="ce12" office:value-type="string" calcext:value-type="string">
            <text:p>Bear hero glow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70" table:content-validation-name="val1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0"/>
          <table:table-cell table:style-name="ce28"/>
          <table:table-cell table:style-name="ce71" table:content-validation-name="val1"/>
          <table:table-cell/>
          <table:table-cell table:style-name="ce84" table:content-validation-name="val2"/>
          <table:table-cell table:style-name="ce21"/>
          <table:table-cell table:number-columns-repeated="1637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29"/>
          <table:table-cell table:style-name="ce72" table:content-validation-name="val1"/>
          <table:table-cell table:style-name="ce23"/>
          <table:table-cell table:style-name="ce85" table:content-validation-name="val2"/>
          <table:table-cell table:style-name="ce25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Storage Location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ce Expected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4.A</text:p>
          </table:table-cell>
          <table:table-cell table:style-name="ce12" office:value-type="string" calcext:value-type="string">
            <text:p>Identification Forma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4.B</text:p>
          </table:table-cell>
          <table:table-cell table:style-name="ce12" office:value-type="string" calcext:value-type="string">
            <text:p>Exclusivity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New Work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0"/>
          <table:table-cell table:style-name="ce28"/>
          <table:table-cell table:number-columns-repeated="2"/>
          <table:table-cell table:style-name="ce2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style-name="Default" table:number-columns-repeated="2"/>
          <table:table-cell/>
          <table:table-cell table:style-name="ce23"/>
          <table:table-cell table:style-name="ce25"/>
          <table:table-cell table:style-name="ce30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A</text:p>
          </table:table-cell>
          <table:table-cell table:style-name="ce12" office:value-type="string" calcext:value-type="string">
            <text:p>Natur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B</text:p>
          </table:table-cell>
          <table:table-cell table:style-name="ce12" office:value-type="string" calcext:value-type="string">
            <text:p>No X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3.C</text:p>
          </table:table-cell>
          <table:table-cell table:style-name="ce12" office:value-type="string" calcext:value-type="string">
            <text:p>Siz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Timing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A</text:p>
          </table:table-cell>
          <table:table-cell table:style-name="ce12" office:value-type="string" calcext:value-type="string">
            <text:p>Configuration Suppor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B</text:p>
          </table:table-cell>
          <table:table-cell table:style-name="ce12" office:value-type="string" calcext:value-type="string">
            <text:p>Random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C</text:p>
          </table:table-cell>
          <table:table-cell table:style-name="ce12" office:value-type="string" calcext:value-type="string">
            <text:p>Positional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D</text:p>
          </table:table-cell>
          <table:table-cell table:style-name="ce12" office:value-type="string" calcext:value-type="string">
            <text:p>Team Positions</text:p>
          </table:table-cell>
          <table:table-cell table:style-name="ce70" table:content-validation-name="val1" office:value-type="string" calcext:value-type="string">
            <text:p>Exception Requested</text:p>
          </table:table-cell>
          <table:table-cell table:style-name="ce14" office:value-type="string" calcext:value-type="string">
            <text:p>ordering is such that the lowest player number on each team is next to the lake</text:p>
          </table:table-cell>
          <table:table-cell table:style-name="ce83" table:content-validation-name="val2" office:value-type="string" calcext:value-type="string">
            <text:p>Exception Granted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1</text:p>
          </table:table-cell>
          <table:table-cell table:style-name="ce12" office:value-type="string" calcext:value-type="string">
            <text:p>Guard Stat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2</text:p>
          </table:table-cell>
          <table:table-cell table:style-name="ce12" office:value-type="string" calcext:value-type="string">
            <text:p>Terrain Stat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3</text:p>
          </table:table-cell>
          <table:table-cell table:style-name="ce12" office:value-type="string" calcext:value-type="string">
            <text:p>Starting Res./Game Rul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5.E.4</text:p>
          </table:table-cell>
          <table:table-cell table:style-name="ce12" office:value-type="string" calcext:value-type="string">
            <text:p>Object Chang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Fair Land Gener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 office:value-type="string" calcext:value-type="string">
            <text:p>On configurations with more than 2 teams/FFA, not all players have equal access to the lake, but this is insignificant to the tournament.</text:p>
          </table:table-cell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7.A</text:p>
          </table:table-cell>
          <table:table-cell table:style-name="ce12" office:value-type="string" calcext:value-type="string">
            <text:p>Maximum Elevation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7.B</text:p>
          </table:table-cell>
          <table:table-cell table:style-name="ce12" office:value-type="string" calcext:value-type="string">
            <text:p>Elevation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A</text:p>
          </table:table-cell>
          <table:table-cell table:style-name="ce12" office:value-type="string" calcext:value-type="string">
            <text:p>Terrain Fairn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B</text:p>
          </table:table-cell>
          <table:table-cell table:style-name="ce12" office:value-type="string" calcext:value-type="string">
            <text:p>Forest Impingement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8.C</text:p>
          </table:table-cell>
          <table:table-cell table:style-name="ce12" office:value-type="string" calcext:value-type="string">
            <text:p>Forest Acces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A</text:p>
          </table:table-cell>
          <table:table-cell table:style-name="ce12" office:value-type="string" calcext:value-type="string">
            <text:p>Forbidden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1</text:p>
          </table:table-cell>
          <table:table-cell table:style-name="ce12" office:value-type="string" calcext:value-type="string">
            <text:p>Starting Units/Buildings Qty.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2</text:p>
          </table:table-cell>
          <table:table-cell table:style-name="ce12" office:value-type="string" calcext:value-type="string">
            <text:p>Starting Object Utility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B.3</text:p>
          </table:table-cell>
          <table:table-cell table:style-name="ce12" office:value-type="string" calcext:value-type="string">
            <text:p>Starting Combat Uni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1.a</text:p>
          </table:table-cell>
          <table:table-cell table:style-name="ce12" office:value-type="string" calcext:value-type="string">
            <text:p>Player-Assigned Resourc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1.b</text:p>
          </table:table-cell>
          <table:table-cell table:style-name="ce12" office:value-type="string" calcext:value-type="string">
            <text:p>Neutral Resource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2</text:p>
          </table:table-cell>
          <table:table-cell table:style-name="ce12" office:value-type="string" calcext:value-type="string">
            <text:p>Gaia Convertible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 office:value-type="string" calcext:value-type="string">
            <text:p>9.C.3</text:p>
          </table:table-cell>
          <table:table-cell table:style-name="ce12" office:value-type="string" calcext:value-type="string">
            <text:p>Gaia Hostile Object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Regicide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AI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 table:number-columns-repeated="5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Visual Mods</text:p>
          </table:table-cell>
          <table:table-cell table:style-name="ce70" table:content-validation-name="val1" office:value-type="string" calcext:value-type="string">
            <text:p>Compliant</text:p>
          </table:table-cell>
          <table:table-cell table:style-name="ce14"/>
          <table:table-cell table:style-name="ce83" table:content-validation-name="val2" office:value-type="string" calcext:value-type="string">
            <text:p>Compliant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Default"/>
          <table:table-cell table:style-name="ce11"/>
          <table:table-cell table:style-name="ce12"/>
          <table:table-cell table:style-name="ce14" table:number-columns-repeated="2"/>
          <table:table-cell table:style-name="ce16" table:number-columns-repeated="2"/>
          <table:table-cell table:number-columns-repeated="16377"/>
        </table:table-row>
        <table:table-row table:style-name="ro1">
          <table:table-cell table:style-name="Default"/>
          <table:table-cell table:style-name="ce11" office:value-type="float" office:value="13" calcext:value-type="float">
            <text:p>13</text:p>
          </table:table-cell>
          <table:table-cell table:style-name="ce12" office:value-type="string" calcext:value-type="string">
            <text:p>FFA Trade</text:p>
          </table:table-cell>
          <table:table-cell table:style-name="ce70" table:content-validation-name="val1" office:value-type="string" calcext:value-type="string">
            <text:p>Compliance Expected</text:p>
          </table:table-cell>
          <table:table-cell table:style-name="ce14"/>
          <table:table-cell table:style-name="ce83" table:content-validation-name="val2" office:value-type="string" calcext:value-type="string">
            <text:p>Compliance Expected</text:p>
          </table:table-cell>
          <table:table-cell table:style-name="ce16" office:value-type="string" calcext:value-type="string">
            <text:p>There are more units and techs that get disabled than are shown. I can send you the code if you want.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39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3"/>
          <table:table-cell table:number-columns-repeated="16377"/>
        </table:table-row>
        <table:table-row table:style-name="ro1">
          <table:table-cell table:style-name="ce49" office:value-type="string" calcext:value-type="string" table:number-columns-spanned="3" table:number-rows-spanned="1">
            <text:p>Status</text:p>
          </table:table-cell>
          <table:covered-table-cell table:number-columns-repeated="2" table:style-name="ce13"/>
          <table:table-cell table:style-name="ce41" office:value-type="string" calcext:value-type="string" table:number-columns-spanned="2" table:number-rows-spanned="1">
            <text:p>Supplier Inspection</text:p>
          </table:table-cell>
          <table:covered-table-cell table:style-name="ce13"/>
          <table:table-cell table:style-name="ce50" office:value-type="string" calcext:value-type="string" table:number-columns-spanned="2" table:number-rows-spanned="1">
            <text:p>Tournament Inspector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3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13"/>
          <table:table-cell table:style-name="ce44" table:formula="of:=COUNTIF([.$D$8:.$D$71];[.A75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5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5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13"/>
          <table:table-cell table:style-name="ce44" table:formula="of:=COUNTIF([.$D$8:.$D$71];[.A76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6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6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13"/>
          <table:table-cell table:style-name="ce44" table:formula="of:=COUNTIF([.$D$8:.$D$71];[.A77]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44" table:formula="of:=COUNTIF([.$F$8:.$F$71];[.A77]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7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13"/>
          <table:table-cell table:style-name="ce44" table:formula="of:=COUNTIF([.$D$8:.$D$71];[.A78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78]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8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13"/>
          <table:table-cell table:style-name="ce44" table:formula="of:=COUNTIF([.$D$8:.$D$71];[.A79])" office:value-type="float" office:value="43" calcext:value-type="float" table:number-columns-spanned="2" table:number-rows-spanned="1">
            <text:p>43</text:p>
          </table:table-cell>
          <table:covered-table-cell table:style-name="ce13"/>
          <table:table-cell table:style-name="ce44" table:formula="of:=COUNTIF([.$F$8:.$F$71];[.A79])" office:value-type="float" office:value="43" calcext:value-type="float" table:number-columns-spanned="2" table:number-rows-spanned="1">
            <text:p>43</text:p>
          </table:table-cell>
          <table:covered-table-cell table:style-name="ce13"/>
          <table:table-cell table:number-columns-repeated="16377"/>
        </table:table-row>
        <table:table-row table:style-name="ro1">
          <table:table-cell table:style-name="ce4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13"/>
          <table:table-cell table:style-name="ce44" table:formula="of:=COUNTIF([.$D$8:.$D$71];[.A80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44" table:formula="of:=COUNTIF([.$F$8:.$F$71];[.A80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number-columns-repeated="16377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DATE_(YY-MM-DD)'.D8:'DATE_(YY-MM-DD)'.D28 'DATE_(YY-MM-DD)'.D31:'DATE_(YY-MM-DD)'.D33 'DATE_(YY-MM-DD)'.D35:'DATE_(YY-MM-DD)'.D35 'DATE_(YY-MM-DD)'.D37:'DATE_(YY-MM-DD)'.D40 'DATE_(YY-MM-DD)'.D42:'DATE_(YY-MM-DD)'.D45 'DATE_(YY-MM-DD)'.D47:'DATE_(YY-MM-DD)'.D47 'DATE_(YY-MM-DD)'.D49:'DATE_(YY-MM-DD)'.D50 'DATE_(YY-MM-DD)'.D52:'DATE_(YY-MM-DD)'.D54 'DATE_(YY-MM-DD)'.D56:'DATE_(YY-MM-DD)'.D63 'DATE_(YY-MM-DD)'.D65:'DATE_(YY-MM-DD)'.D65 'DATE_(YY-MM-DD)'.D67:'DATE_(YY-MM-DD)'.D67 'DATE_(YY-MM-DD)'.D69:'DATE_(YY-MM-DD)'.D69 'DATE_(YY-MM-DD)'.D71:'DATE_(YY-MM-DD)'.D71 'DATE_(YY-MM-DD)'.F8:'DATE_(YY-MM-DD)'.F28 'DATE_(YY-MM-DD)'.F31:'DATE_(YY-MM-DD)'.F33 'DATE_(YY-MM-DD)'.F35:'DATE_(YY-MM-DD)'.F35 'DATE_(YY-MM-DD)'.F37:'DATE_(YY-MM-DD)'.F40 'DATE_(YY-MM-DD)'.F42:'DATE_(YY-MM-DD)'.F45 'DATE_(YY-MM-DD)'.F47:'DATE_(YY-MM-DD)'.F47 'DATE_(YY-MM-DD)'.F49:'DATE_(YY-MM-DD)'.F50 'DATE_(YY-MM-DD)'.F52:'DATE_(YY-MM-DD)'.F54 'DATE_(YY-MM-DD)'.F56:'DATE_(YY-MM-DD)'.F63 'DATE_(YY-MM-DD)'.F65:'DATE_(YY-MM-DD)'.F65 'DATE_(YY-MM-DD)'.F67:'DATE_(YY-MM-DD)'.F67 'DATE_(YY-MM-DD)'.F69:'DATE_(YY-MM-DD)'.F69 'DATE_(YY-MM-DD)'.F71:'DATE_(YY-MM-DD)'.F71">
            <calcext:condition calcext:apply-style-name="cf6" calcext:value="=&quot;Non-Compliant&quot;" calcext:base-cell-address="'DATE_(YY-MM-DD)'.D8"/>
            <calcext:condition calcext:apply-style-name="cf4" calcext:value="=&quot;Exception Rejected&quot;" calcext:base-cell-address="'DATE_(YY-MM-DD)'.D8"/>
            <calcext:condition calcext:apply-style-name="cf1" calcext:value="=&quot;Compliance Expected&quot;" calcext:base-cell-address="'DATE_(YY-MM-DD)'.D8"/>
            <calcext:condition calcext:apply-style-name="cf3" calcext:value="=&quot;Exception Granted&quot;" calcext:base-cell-address="'DATE_(YY-MM-DD)'.D8"/>
            <calcext:condition calcext:apply-style-name="cf2" calcext:value="=&quot;Compliant&quot;" calcext:base-cell-address="'DATE_(YY-MM-DD)'.D8"/>
            <calcext:condition calcext:apply-style-name="cf7" calcext:value="=&quot;Not-Applicable&quot;" calcext:base-cell-address="'DATE_(YY-MM-DD)'.D8"/>
            <calcext:condition calcext:apply-style-name="cf5" calcext:value="=&quot;Exception Requested&quot;" calcext:base-cell-address="'DATE_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rk_20_Green_20_Fill" style:display-name="Dark Green Fill" style:family="table-cell" style:parent-style-name="Default" style:data-style-name="N0">
      <style:table-cell-properties fo:background-color="#5eb91e" style:vertical-align="automatic"/>
    </style:style>
    <style:style style:name="Emerald_20_Fill" style:display-name="Emerald Fill" style:family="table-cell" style:parent-style-name="Default" style:data-style-name="N0">
      <style:table-cell-properties fo:background-color="#007222" style:vertical-align="automatic"/>
    </style:style>
    <style:style style:name="Light_20_Green_20_Fill" style:display-name="Light Green Fill" style:family="table-cell" style:parent-style-name="Default" style:data-style-name="N0">
      <style:table-cell-properties fo:background-color="#bbe33d" style:vertical-align="automatic"/>
    </style:style>
    <style:style style:name="Orange_20_Fill" style:display-name="Orange Fill" style:family="table-cell" style:parent-style-name="Default" style:data-style-name="N0">
      <style:table-cell-properties fo:background-color="#ff8000" style:vertical-align="automatic"/>
    </style:style>
    <style:style style:name="Red_20_Fill" style:display-name="Red Fill" style:family="table-cell" style:parent-style-name="Default" style:data-style-name="N0">
      <style:table-cell-properties fo:background-color="#ff0000" style:vertical-align="automatic"/>
    </style:style>
    <style:style style:name="Yellow_20_Fill" style:display-name="Yellow Fill" style:family="table-cell" style:parent-style-name="Default" style:data-style-name="N0">
      <style:table-cell-properties fo:background-color="#ffff00" style:vertical-align="automatic"/>
    </style:style>
    <style:style style:name="cf1" style:family="table-cell" style:parent-style-name="Default">
      <style:table-cell-properties fo:background-color="#bbe33d"/>
    </style:style>
    <style:style style:name="cf2" style:family="table-cell" style:parent-style-name="Default">
      <style:table-cell-properties fo:background-color="#007222"/>
    </style:style>
    <style:style style:name="cf3" style:family="table-cell" style:parent-style-name="Default">
      <style:table-cell-properties fo:background-color="#5eb91e"/>
    </style:style>
    <style:style style:name="cf4" style:family="table-cell" style:parent-style-name="Default">
      <style:table-cell-properties fo:background-color="#ff8000"/>
    </style:style>
    <style:style style:name="cf5" style:family="table-cell" style:parent-style-name="Default">
      <style:table-cell-properties fo:background-color="#ffff00"/>
    </style:style>
    <style:style style:name="cf6" style:family="table-cell" style:parent-style-name="Default">
      <style:table-cell-properties fo:background-color="#ff0000"/>
    </style:style>
    <style:style style:name="cf7" style:family="table-cell" style:parent-style-name="Default">
      <style:table-cell-properties fo:background-color="#ffffcc" fo:border="0.06pt solid #808080"/>
      <style:text-properties fo:color="#333333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4T16:24:25.263000000</dc:date>
    <meta:editing-cycles>178</meta:editing-cycles>
    <meta:editing-duration>PT9H22M57S</meta:editing-duration>
    <meta:document-statistic meta:table-count="1" meta:cell-count="232" meta:object-count="0"/>
  </office:meta>
</office:document-meta>
</file>